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D403145D5947479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0eb1" officeooo:paragraph-rsid="001b0eb1"/>
    </style:style>
    <style:style style:name="T1" style:family="text">
      <style:text-properties fo:font-variant="normal" fo:text-transform="none" fo:color="#242424" loext:opacity="100%" style:font-name="Lato" fo:font-size="9.60000038146973pt" fo:letter-spacing="normal" fo:font-style="normal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nkins Security and User Account Management</text:p>
      <text:p text:style-name="P1"/>
      <text:p text:style-name="P1"/>
      <text:p text:style-name="P1"/>
      <text:p text:style-name="P1"><draw:frame draw:style-name="fr1" draw:name="Image1" text:anchor-type="char" svg:width="6.6929in" svg:height="3.7646in" draw:z-index="0"><draw:image xlink:href="Pictures/100000000000078000000438D403145D5947479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pan text:style-name="Strong_20_Emphasis"><text:span text:style-name="T1">1. Access Control:</text:span>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ato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7T02:14:40.491000000</meta:creation-date>
    <dc:date>2022-05-07T02:40:15.116000000</dc:date>
    <meta:editing-duration>PT25M34S</meta:editing-duration>
    <meta:editing-cycles>3</meta:editing-cycles>
    <meta:generator>LibreOffice/7.3.2.2$Windows_X86_64 LibreOffice_project/49f2b1bff42cfccbd8f788c8dc32c1c309559be0</meta:generator>
    <meta:document-statistic meta:table-count="0" meta:image-count="1" meta:object-count="0" meta:page-count="1" meta:paragraph-count="2" meta:word-count="9" meta:character-count="62" meta:non-whitespace-character-count="55"/>
  </office:meta>
</office:document-meta>
</file>